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swiss"/>
    <style:font-face style:name="Calibri1" svg:font-family="Calibri" style:font-family-generic="swiss"/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ohit Hindi2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663cm" fo:min-width="24.69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1.295cm" fo:min-width="24.692cm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auto-grow-height="true" fo:min-height="2.913cm"/>
    </style:style>
    <style:style style:name="pr2" style:family="presentation" style:parent-style-name="Title1-outline1">
      <style:graphic-properties fo:min-height="11.918cm"/>
    </style:style>
    <style:style style:name="pr3" style:family="presentation" style:parent-style-name="Title1-notes">
      <style:graphic-properties draw:fill-color="#ffffff" draw:auto-grow-height="true" fo:min-height="13.354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3.2999992370605pt" style:font-size-asian="40pt" style:font-size-complex="40pt"/>
    </style:style>
    <style:style style:name="P3" style:family="paragraph">
      <style:paragraph-properties fo:margin-left="2.151cm" fo:margin-right="0cm" fo:margin-top="0.282cm" fo:margin-bottom="0cm" fo:line-height="100%" fo:text-align="center" fo:text-indent="-1.834cm" style:punctuation-wrap="hanging" style:line-break="strict"/>
    </style:style>
    <style:style style:name="P4" style:family="paragraph">
      <loext:graphic-properties draw:fill="none" draw:fill-color="#ffffff"/>
      <style:paragraph-properties fo:margin-left="2.151cm" fo:margin-right="0cm" fo:margin-top="0.282cm" fo:margin-bottom="0cm" fo:line-height="100%" fo:text-align="center" fo:text-indent="-1.834cm" style:punctuation-wrap="hanging" style:line-break="strict" style:writing-mode="lr-tb" style:font-independent-line-spacing="true"/>
      <style:text-properties fo:font-size="30pt" style:font-size-asian="36pt" style:font-size-complex="36p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text-properties style:font-name="Verdana1" fo:font-size="36pt" style:font-size-asian="36pt" style:font-size-complex="36pt"/>
    </style:style>
    <style:style style:name="P10" style:family="paragraph">
      <style:paragraph-properties fo:margin-left="0cm" fo:margin-right="0cm" fo:line-height="100%" fo:text-align="center" fo:text-indent="0cm" style:line-break="strict"/>
    </style:style>
    <style:style style:name="P11" style:family="paragraph">
      <style:paragraph-properties fo:text-align="center" style:text-autospace="none" style:line-break="normal" style:writing-mode="page"/>
      <style:text-properties fo:hyphenate="false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T1" style:family="text">
      <style:text-properties fo:color="#ffff66" style:font-name="Verdana1" fo:font-size="40pt" fo:language="en" fo:country="US" fo:font-weight="bold" style:font-name-asian="DejaVu Sans1" style:font-size-asian="40pt" style:font-weight-asian="bold" style:font-name-complex="DejaVu Sans1" style:font-size-complex="40pt" style:font-weight-complex="bold"/>
    </style:style>
    <style:style style:name="T2" style:family="text">
      <style:text-properties fo:color="#99ff66" style:font-name="Verdana1" fo:font-size="13pt" fo:language="en" fo:country="US" fo:font-weight="bold" style:font-name-asian="DejaVu Sans1" style:font-size-asian="13pt" style:font-weight-asian="bold" style:font-name-complex="DejaVu Sans1" style:font-size-complex="13pt" style:font-weight-complex="bold"/>
    </style:style>
    <style:style style:name="T3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style:style style:name="T4" style:family="text">
      <style:text-properties style:font-name="Verdana1" fo:font-size="36pt" style:font-size-asian="36pt" style:font-size-complex="36pt"/>
    </style:style>
    <style:style style:name="T5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style:style style:name="T6" style:family="text">
      <style:text-properties fo:color="#ffffff" style:text-outline="false" style:text-line-through-style="none" style:text-line-through-type="none" style:font-name="Arial Narrow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en" style:country-asian="AU" style:font-style-asian="normal" style:font-weight-asian="normal" style:font-name-complex="Calibri1" style:font-size-complex="12pt" style:language-complex="en" style:country-complex="AU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66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5.2cm" svg:height="2.917cm" svg:x="1.399cm" svg:y="0.7cm">
          <text:list text:style-name="L1">
            <text:list-header>
              <text:p text:style-name="P1"><text:span text:style-name="T1">Hail Mary</text:span></text:p>
            </text:list-header>
            <text:list-item>
              <text:p text:style-name="P1"><text:span text:style-name="T2">(Carey Landry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5.2cm" svg:height="11.549cm" svg:x="1.166cm" svg:y="4.277cm">
          <text:p text:style-name="P3"><text:span text:style-name="T3">Hail Mary full of grace,</text:span></text:p>
          <text:p text:style-name="P3"><text:span text:style-name="T3">The lord is with thee,</text:span></text:p>
          <text:p text:style-name="P3"><text:span text:style-name="T3">Blessed are you among women</text:span></text:p>
          <text:p text:style-name="P3"><text:span text:style-name="T3">And blest is the fruit of your womb, </text:span></text:p>
          <text:p text:style-name="P3"><text:span text:style-name="T3">Jesus. (Jesus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36cm" svg:height="11.128cm" svg:x="3.072cm" svg:y="2.256cm" draw:page-number="1" presentation:class="page"/>
          <draw:custom-shape draw:style-name="gr4" draw:text-style-name="P5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text-style-name="P6" draw:layer="layout" svg:width="27.99cm" svg:height="10.14cm" svg:x="-0.001cm" svg:y="4.333cm" presentation:class="outline">
          <draw:text-box>
            <text:p><text:span text:style-name="T3">Holy Mary, mother of God</text:span></text:p>
            <text:p><text:span text:style-name="T3">Prayer for us sinner now, and at the hour of our death, </text:span></text:p>
            <text:p><text:span text:style-name="T3">Amen. (Amen)</text:span></text:p>
          </draw:text-box>
        </draw:frame>
        <presentation:notes draw:style-name="dp2">
          <draw:page-thumbnail draw:style-name="gr3" draw:layer="layout" svg:width="14.836cm" svg:height="11.128cm" svg:x="3.072cm" svg:y="2.256cm" draw:page-number="2" presentation:class="page"/>
          <draw:frame presentation:style-name="pr3" draw:text-style-name="P7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text-style-name="P6" draw:layer="layout" svg:width="27.99cm" svg:height="10.14cm" svg:x="-0.001cm" svg:y="4.333cm" presentation:class="outline">
          <draw:text-box>
            <text:p><text:span text:style-name="T3">Gentle woman, quiet light,</text:span></text:p>
            <text:p><text:span text:style-name="T3">Morning star so strong and bright</text:span></text:p>
            <text:p><text:span text:style-name="T3">Gentle Mother, peaceful dove,</text:span></text:p>
            <text:p><text:span text:style-name="T3">Teach us wisdom, teach us love.</text:span></text:p>
          </draw:text-box>
        </draw:frame>
        <presentation:notes draw:style-name="dp2">
          <draw:page-thumbnail draw:style-name="gr3" draw:layer="layout" svg:width="14.836cm" svg:height="11.128cm" svg:x="3.072cm" svg:y="2.256cm" draw:page-number="3" presentation:class="page"/>
          <draw:frame presentation:style-name="pr3" draw:text-style-name="P7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text-style-name="P6" draw:layer="layout" svg:width="27.99cm" svg:height="10.14cm" svg:x="-0.001cm" svg:y="4.333cm" presentation:class="outline">
          <draw:text-box>
            <text:p><text:span text:style-name="T3">You were chosen by the Father; </text:span></text:p>
            <text:p><text:span text:style-name="T3">You were chosen for the Son. </text:span></text:p>
            <text:p><text:span text:style-name="T3">You were chosen from all women </text:span></text:p>
            <text:p><text:span text:style-name="T3">And for woman, shining one. </text:span></text:p>
          </draw:text-box>
        </draw:frame>
        <presentation:notes draw:style-name="dp2">
          <draw:page-thumbnail draw:style-name="gr3" draw:layer="layout" svg:width="14.836cm" svg:height="11.128cm" svg:x="3.072cm" svg:y="2.256cm" draw:page-number="4" presentation:class="page"/>
          <draw:frame presentation:style-name="pr3" draw:text-style-name="P7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text-style-name="P6" draw:layer="layout" svg:width="27.99cm" svg:height="10.14cm" svg:x="-0.001cm" svg:y="4.333cm" presentation:class="outline">
          <draw:text-box>
            <text:p><text:span text:style-name="T3">Gentle woman, quiet light,</text:span></text:p>
            <text:p><text:span text:style-name="T3">Morning star so strong and bright</text:span></text:p>
            <text:p><text:span text:style-name="T3">Gentle Mother, peaceful dove,</text:span></text:p>
            <text:p><text:span text:style-name="T3">Teach us wisdom, teach us love.</text:span></text:p>
          </draw:text-box>
        </draw:frame>
        <presentation:notes draw:style-name="dp2">
          <draw:page-thumbnail draw:style-name="gr3" draw:layer="layout" svg:width="14.836cm" svg:height="11.128cm" svg:x="3.072cm" svg:y="2.256cm" draw:page-number="5" presentation:class="page"/>
          <draw:frame presentation:style-name="pr3" draw:text-style-name="P8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text-style-name="P9" draw:layer="layout" svg:width="27.99cm" svg:height="10.14cm" svg:x="-0.001cm" svg:y="4.333cm" presentation:class="outline">
          <draw:text-box>
            <text:list text:style-name="L3">
              <text:list-item>
                <text:p><text:span text:style-name="T4">Blessed are you among women</text:span></text:p>
              </text:list-item>
              <text:list-item>
                <text:p><text:span text:style-name="T4">Blest in turn, all women too</text:span></text:p>
              </text:list-item>
              <text:list-item>
                <text:p><text:span text:style-name="T4">Blessed they with peaceful spirits</text:span></text:p>
              </text:list-item>
              <text:list-item>
                <text:p><text:span text:style-name="T4">Blessed they with gentle hearts</text:span></text:p>
              </text:list-item>
            </text:list>
          </draw:text-box>
        </draw:frame>
        <presentation:notes draw:style-name="dp2">
          <draw:page-thumbnail draw:style-name="gr3" draw:layer="layout" svg:width="14.836cm" svg:height="11.128cm" svg:x="3.072cm" svg:y="2.256cm" draw:page-number="6" presentation:class="page"/>
          <draw:frame presentation:style-name="pr3" draw:text-style-name="P7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text-style-name="P6" draw:layer="layout" svg:width="27.99cm" svg:height="10.14cm" svg:x="-0.001cm" svg:y="4.333cm" presentation:class="outline">
          <draw:text-box>
            <text:p><text:span text:style-name="T3">Gentle woman, quiet light,</text:span></text:p>
            <text:p><text:span text:style-name="T3">Morning star so strong and bright</text:span></text:p>
            <text:p><text:span text:style-name="T3">Gentle Mother, peaceful dove,</text:span></text:p>
            <text:p><text:span text:style-name="T3">Teach us wisdom, teach us love.</text:span></text:p>
          </draw:text-box>
        </draw:frame>
        <draw:custom-shape draw:style-name="gr5" draw:text-style-name="P12" draw:layer="layout" svg:width="12.55cm" svg:height="1.782cm" svg:x="7.448cm" svg:y="15.028cm">
          <text:list text:style-name="L4">
            <text:list-header>
              <text:p text:style-name="P10"><text:span text:style-name="T5">Words &amp; music by Carey Landry</text:span></text:p>
            </text:list-header>
          </text:list>
          <text:p text:style-name="P11"><text:span text:style-name="T6">© 1975, 1978, 2003, Carey Landry. Published by OCP. All rights reserved.</text:span></text:p>
          <text:p text:style-name="P11"><text:span text:style-name="T6"><text:s/></text:span><text:span text:style-name="T6">Used with permission L'Sing No <text:s/># <text:s/>62360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36cm" svg:height="11.128cm" svg:x="3.072cm" svg:y="2.256cm" draw:page-number="7" presentation:class="page"/>
          <draw:frame presentation:style-name="pr3" draw:text-style-name="P8" draw:layer="layout" svg:width="16.79cm" svg:height="13.354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1" svg:font-family="'Arial Narrow'" style:font-family-generic="swiss"/>
    <style:font-face style:name="Calibri1" svg:font-family="Calibri" style:font-family-generic="swiss"/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ohit Hindi2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873cm" fo:margin-right="0cm" fo:margin-top="0cm" fo:margin-bottom="0.416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3.0999984741211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892cm" fo:margin-right="0cm" fo:margin-top="0cm" fo:margin-bottom="0.33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914cm" fo:margin-right="0cm" fo:margin-top="0cm" fo:margin-bottom="0.249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.299999237060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083cm" fo:margin-right="0cm" fo:margin-top="0cm" fo:margin-bottom="0.16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25cm" fo:margin-right="0cm" fo:margin-top="0cm" fo:margin-bottom="0.08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25cm" fo:margin-right="0cm" fo:margin-top="0cm" fo:margin-bottom="0.08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25cm" fo:margin-right="0cm" fo:margin-top="0cm" fo:margin-bottom="0.08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25cm" fo:margin-right="0cm" fo:margin-top="0cm" fo:margin-bottom="0.08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25cm" fo:margin-right="0cm" fo:margin-top="0cm" fo:margin-bottom="0.08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43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7.99cm" svg:height="2.913cm" svg:x="-0.001cm" svg:y="0.695cm" presentation:class="title" presentation:placeholder="true">
        <draw:text-box/>
      </draw:frame>
      <draw:frame presentation:style-name="Title1-outline1" draw:layer="backgroundobjects" svg:width="27.99cm" svg:height="10.14cm" svg:x="-0.001cm" svg:y="4.333cm" presentation:class="outline" presentation:placeholder="true">
        <draw:text-box/>
      </draw:frame>
      <draw:frame presentation:style-name="Mpr7" draw:text-style-name="MP2" draw:layer="backgroundobjects" svg:width="6.523cm" svg:height="1.206cm" svg:x="1.4cm" svg:y="15.94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4cm" svg:height="1.206cm" svg:x="9.575cm" svg:y="15.94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206cm" svg:x="20.075cm" svg:y="15.9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rect draw:style-name="Mgr3" draw:text-style-name="MP7" draw:layer="backgroundobjects" svg:width="21cm" svg:height="29.7cm" svg:x="0cm" svg:y="0cm">
          <text:p/>
        </draw:rect>
        <draw:custom-shape draw:style-name="Mgr4" draw:text-style-name="MP8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10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9" draw:text-style-name="MP12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presentation:style-name="Mpr10" draw:text-style-name="MP10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11" draw:text-style-name="MP12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5-09-05T07:52:03.602283805</dc:date>
    <dc:creator>irvy </dc:creator>
    <meta:editing-duration>PT2H40M37S</meta:editing-duration>
    <meta:editing-cycles>28</meta:editing-cycles>
    <meta:generator>LibreOffice/4.4.3.2$Linux_X86_64 LibreOffice_project/40m0$Build-2</meta:generator>
    <meta:document-statistic meta:object-count="68"/>
  </office:meta>
</office:document-meta>
</file>